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626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5.8992in"/>
    </style:style>
    <style:style style:name="co15" style:family="table-column">
      <style:table-column-properties fo:break-before="auto" style:column-width="9.3409in"/>
    </style:style>
    <style:style style:name="co16" style:family="table-column">
      <style:table-column-properties fo:break-before="auto" style:column-width="3.3972in"/>
    </style:style>
    <style:style style:name="co17" style:family="table-column">
      <style:table-column-properties fo:break-before="auto" style:column-width="2.6217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style:font-name="Liberation Sans" style:font-name-asian="Bitstream Vera Sans" style:font-name-complex="Bitstream Vera Sans"/>
    </style:style>
    <style:style style:name="ce3" style:family="table-cell" style:parent-style-name="Default" style:data-style-name="N84">
      <style:table-cell-properties fo:wrap-option="wrap" style:vertical-align="top"/>
    </style:style>
    <style:style style:name="ce4" style:family="table-cell" style:parent-style-name="Default" style:data-style-name="N11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994" table:default-cell-style-name="ce1"/>
        <table:table-row table:style-name="ro1">
          <table:table-cell office:value-type="string">
            <text:p>#name</text:p>
          </table:table-cell>
          <table:table-cell office:value-type="string">
            <text:p>number plants wanted</text:p>
          </table:table-cell>
          <table:table-cell office:value-type="string">
            <text:p>number of weeks indoors</text:p>
          </table:table-cell>
          <table:table-cell office:value-type="string">
            <text:p>weeks until separate indoors</text:p>
          </table:table-cell>
          <table:table-cell office:value-type="string">
            <text:p>date of transplant/seeding outside</text:p>
          </table:table-cell>
          <table:table-cell office:value-type="string">
            <text:p>weeks until separate outdoors</text:p>
          </table:table-cell>
          <table:table-cell office:value-type="string">
            <text:p>days to harvest (from seeding)</text:p>
          </table:table-cell>
          <table:table-cell office:value-type="string">
            <text:p>minimum germination rate</text:p>
          </table:table-cell>
          <table:table-cell office:value-type="string">
            <text:p>days to germination (min)</text:p>
          </table:table-cell>
          <table:table-cell office:value-type="string">
            <text:p>days to germination (max)</text:p>
          </table:table-cell>
          <table:table-cell office:value-type="string">
            <text:p>harvest destroys plant?</text:p>
          </table:table-cell>
          <table:table-cell table:number-columns-repeated="1011"/>
        </table:table-row>
        <table:table-row table:style-name="ro2">
          <table:table-cell office:value-type="string">
            <text:p>Provider Bush Snap Bean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5-14">
            <text:p>2011-05-1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Scarlet Runner Beans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date" office:date-value="2011-04-30">
            <text:p>2011-04-3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4" office:value-type="percentage" office:value="0.75">
            <text:p>75.00%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eet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style-name="ce4" office:value-type="percentage" office:value="0.5">
            <text:p>50.00%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Broccol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3-19">
            <text:p>2011-03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75">
            <text:p>75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carlet Nantes Carrot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4-09">
            <text:p>2011-04-0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style-name="ce4" office:value-type="percentage" office:value="0.25">
            <text:p>25.00%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Early Snowball Cauliflow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3-19">
            <text:p>2011-03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5">
            <text:p>50.00%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iamond Eggplan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5-07">
            <text:p>2011-05-0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85">
            <text:p>8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acinato Kal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Yugoslavian Red Lettuce (first batch)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4-23">
            <text:p>2011-04-2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ce4" office:value-type="percentage" office:value="0.25">
            <text:p>25.00%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Sugar Ann Snap Pea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4" office:value-type="percentage" office:value="0.75">
            <text:p>75.00%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ascadia Snap Pea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style-name="ce4" office:value-type="percentage" office:value="0.75">
            <text:p>75.00%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ympia Spinach (first batch)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4"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ympia Spinach (second batch)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3-19">
            <text:p>2011-03-1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4"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Valencia Tomat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talian Heirloom Tomat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HN-6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Yellow Pear Tomat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75">
            <text:p>75.00%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plin Delicata Winter Squa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date" office:date-value="2011-04-23">
            <text:p>2011-04-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4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1021"/>
        </table:table-row>
        <table:table-row table:style-name="ro2" table:number-rows-repeated="10485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plant info" table:style-name="ta1" table:print="false">
        <office:forms form:automatic-focus="false" form:apply-design-mode="false"/>
        <table:table-column table:style-name="co17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table:formula="of:=[plan.A1]" office:value-type="string" office:string-value="#name">
            <text:p>#name</text:p>
          </table:table-cell>
          <table:table-cell office:value-type="string">
            <text:p>Plant type</text:p>
          </table:table-cell>
          <table:table-cell office:value-type="string">
            <text:p>Seeds packed for year</text:p>
          </table:table-cell>
          <table:table-cell office:value-type="string">
            <text:p>number of weeks indoors (min)</text:p>
          </table:table-cell>
          <table:table-cell office:value-type="string">
            <text:p>number of weeks indoors (max)</text:p>
          </table:table-cell>
          <table:table-cell office:value-type="string">
            <text:p>days to harvest (from seeding) min</text:p>
          </table:table-cell>
          <table:table-cell office:value-type="string">
            <text:p>days to harvest (from seeding) max</text:p>
          </table:table-cell>
          <table:table-cell office:value-type="string">
            <text:p>min night air temp to transplant outside (F)</text:p>
          </table:table-cell>
          <table:table-cell office:value-type="string">
            <text:p>Soil temp (min)</text:p>
          </table:table-cell>
          <table:table-cell office:value-type="string">
            <text:p>Soil temp (max)</text:p>
          </table:table-cell>
          <table:table-cell office:value-type="string">
            <text:p>planting depth <text:s/>(min - inches)</text:p>
          </table:table-cell>
          <table:table-cell table:style-name="ce2" office:value-type="string">
            <text:p>planting depth <text:s text:c="4"/>(max - inches)</text:p>
          </table:table-cell>
          <table:table-cell table:style-name="ce2" office:value-type="string">
            <text:p>plant spacing (inches)</text:p>
          </table:table-cell>
          <table:table-cell table:style-name="ce2" office:value-type="string">
            <text:p>row spacing (inches)</text:p>
          </table:table-cell>
          <table:table-cell office:value-type="string">
            <text:p>soil temp to germinate</text:p>
          </table:table-cell>
          <table:table-cell office:value-type="string">
            <text:p>light</text:p>
          </table:table-cell>
          <table:table-cell office:value-type="string">
            <text:p>How heavy to fertilize?</text:p>
          </table:table-cell>
          <table:table-cell office:value-type="string">
            <text:p>seed distributor</text:p>
          </table:table-cell>
          <table:table-cell office:value-type="string">
            <text:p>seed distributor URL</text:p>
          </table:table-cell>
          <table:table-cell office:value-type="string">
            <text:p>Description</text:p>
          </table:table-cell>
          <table:table-cell office:value-type="string">
            <text:p>Other links</text:p>
          </table:table-cell>
        </table:table-row>
        <table:table-row table:style-name="ro2">
          <table:table-cell table:formula="of:=[plan.A2]" office:value-type="string" office:string-value="Provider Bush Snap Bean">
            <text:p>Provider Bush Snap Bean</text:p>
          </table:table-cell>
          <table:table-cell office:value-type="string">
            <text:p>Bean - Pole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formula="of:=[plan.A3]" office:value-type="string" office:string-value="Scarlet Runner Beans">
            <text:p>Scarlet Runner Beans</text:p>
          </table:table-cell>
          <table:table-cell office:value-type="string">
            <text:p>Bean - Pole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11"/>
          <table:table-cell office:value-type="string">
            <text:p>http://www.johnnyseeds.com/showproduct.aspx?ProductID=8122&amp;SEName=scarlet-runner-bean</text:p>
          </table:table-cell>
          <table:table-cell table:number-columns-repeated="2"/>
        </table:table-row>
        <table:table-row table:style-name="ro2">
          <table:table-cell table:formula="of:=[plan.A4]" office:value-type="string" office:string-value="Beets">
            <text:p>Beets</text:p>
          </table:table-cell>
          <table:table-cell office:value-type="string">
            <text:p>Beets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14"/>
        </table:table-row>
        <table:table-row table:style-name="ro2">
          <table:table-cell table:formula="of:=[plan.A5]" office:value-type="string" office:string-value="Broccoli">
            <text:p>Broccoli</text:p>
          </table:table-cell>
          <table:table-cell office:value-type="string">
            <text:p>Broccoli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/>
          <table:table-cell table:style-name="Default" table:number-columns-repeated="2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 table:formula="of:=[plan.A6]" office:value-type="string" office:string-value="Scarlet Nantes Carrot">
            <text:p>Scarlet Nantes Carrot</text:p>
          </table:table-cell>
          <table:table-cell office:value-type="string">
            <text:p>Carrot - Short life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ull sun to part shade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carrot-daucus-carota-4-/scarlet-nantes/prod_3.html</text:p>
          </table:table-cell>
          <table:table-cell table:number-columns-repeated="2"/>
        </table:table-row>
        <table:table-row table:style-name="ro4">
          <table:table-cell table:formula="of:=[plan.A7]" office:value-type="string" office:string-value="Early Snowball Cauliflower">
            <text:p>Early Snowball Cauliflower</text:p>
          </table:table-cell>
          <table:table-cell office:value-type="string">
            <text:p>Cauliflower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Seed Savers Exchange</text:p>
          </table:table-cell>
          <table:table-cell office:value-type="string">
            <text:p>http://www.seedsavers.org/Details.aspx?itemNo=612</text:p>
          </table:table-cell>
          <table:table-cell table:number-columns-repeated="2"/>
        </table:table-row>
        <table:table-row table:style-name="ro5">
          <table:table-cell table:formula="of:=[plan.A8]" office:value-type="string" office:string-value="Diamond Eggplant">
            <text:p>Diamond Eggplant</text:p>
          </table:table-cell>
          <table:table-cell office:value-type="string">
            <text:p>Eggplant</text:p>
          </table:table-cell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full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eggplant-solanum-melongena-1-/diamond-new-for-2011-/prod_165.html</text:p>
          </table:table-cell>
          <table:table-cell office:value-type="string">
            <text:p>Amazing! Did you know that eggplants WEREN'T just flowering ornamentals here in the PNW but that they might actually produce fruit too...even outside of a greenhouse. <text:s/>And not just a lonely token fruit to insult all your hard work. <text:s/>Lots of eggplant. <text:s/>Beautiful, slender 4-8" long, buttery and NOT at all bitter eggplant. <text:s/>Summer 2010 was cold. <text:s text:c="2"/>And wet. <text:s/>And then cold. <text:s/>Yet <text:s/>we were awash. <text:s/>From our field. Even if you think you despise eggplant grow these and give them to your friends and neighbors. <text:s/>They will be in awe of your mad skills in the garden. <text:s/>Seeds collected from the Ukraine in 1993 by Ken Whealy, co-founder of the Seed Savers Exchange. <text:s/>The most prolific OP variety we've grown for cool climate production.</text:p>
          </table:table-cell>
          <table:table-cell office:value-type="string">
            <text:p>http://usagardener.com/how_to_grow_vegetables/how_to_grow_eggplant.php, http://www.ehow.com/how_6683022_growing-eggplant-indoors.html</text:p>
          </table:table-cell>
        </table:table-row>
        <table:table-row table:style-name="ro4">
          <table:table-cell table:formula="of:=[plan.A9]" office:value-type="string" office:string-value="Lacinato Kale">
            <text:p>Lacinato Kale</text:p>
          </table:table-cell>
          <table:table-cell office:value-type="string">
            <text:p>Kale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Seed Savers Exchange</text:p>
          </table:table-cell>
          <table:table-cell office:value-type="string">
            <text:p>http://www.seedsavers.org/Details.aspx?itemNo=623%28OG%29</text:p>
          </table:table-cell>
          <table:table-cell table:number-columns-repeated="2"/>
        </table:table-row>
        <table:table-row table:style-name="ro4">
          <table:table-cell table:formula="of:=[plan.A10]" office:value-type="string" office:string-value="Yugoslavian Red Lettuce (first batch)">
            <text:p>Yugoslavian Red Lettuce (first batch)</text:p>
          </table:table-cell>
          <table:table-cell office:value-type="string">
            <text:p>Lettuce - Butterhea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eed Savers Exchange</text:p>
          </table:table-cell>
          <table:table-cell office:value-type="string">
            <text:p>http://www.seedsavers.org/Details.aspx?itemNo=637%28OG%29</text:p>
          </table:table-cell>
          <table:table-cell table:number-columns-repeated="2"/>
        </table:table-row>
        <table:table-row table:style-name="ro4">
          <table:table-cell table:formula="of:=[plan.A11]" office:value-type="string" office:string-value="Sugar Ann Snap Pea">
            <text:p>Sugar Ann Snap Pea</text:p>
          </table:table-cell>
          <table:table-cell office:value-type="string">
            <text:p>Snap Pea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full sun to part shade</text:p>
          </table:table-cell>
          <table:table-cell office:value-type="string">
            <text:p>Light to 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peas-pisum-sativum-/peas-snap-pisum-sativum-2-/sugar-ann/prod_122.html</text:p>
          </table:table-cell>
          <table:table-cell table:number-columns-repeated="2"/>
        </table:table-row>
        <table:table-row table:style-name="ro4">
          <table:table-cell table:formula="of:=[plan.A12]" office:value-type="string" office:string-value="Cascadia Snap Pea">
            <text:p>Cascadia Snap Pea</text:p>
          </table:table-cell>
          <table:table-cell office:value-type="string">
            <text:p>Snap Pea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5">
            <text:p>65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ight to Moderate</text:p>
          </table:table-cell>
          <table:table-cell office:value-type="string">
            <text:p>Uprising Seeds</text:p>
          </table:table-cell>
          <table:table-cell table:number-columns-repeated="3"/>
        </table:table-row>
        <table:table-row table:style-name="ro4">
          <table:table-cell table:formula="of:=[plan.A13]" office:value-type="string" office:string-value="Olympia Spinach (first batch)">
            <text:p>Olympia Spinach (first batch)</text:p>
          </table:table-cell>
          <table:table-cell office:value-type="string">
            <text:p>Spinac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Territorial Seed</text:p>
          </table:table-cell>
          <table:table-cell office:value-type="string">
            <text:p>http://www.territorialseed.com/product/1091/spinach_seed</text:p>
          </table:table-cell>
          <table:table-cell table:number-columns-repeated="2"/>
        </table:table-row>
        <table:table-row table:style-name="ro4">
          <table:table-cell table:formula="of:=[plan.A14]" office:value-type="string" office:string-value="Olympia Spinach (second batch)">
            <text:p>Olympia Spinach (second batch)</text:p>
          </table:table-cell>
          <table:table-cell office:value-type="string">
            <text:p>Spinac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Territorial Seed</text:p>
          </table:table-cell>
          <table:table-cell office:value-type="string">
            <text:p>http://www.territorialseed.com/product/1091/spinach_seed</text:p>
          </table:table-cell>
          <table:table-cell table:number-columns-repeated="2"/>
        </table:table-row>
        <table:table-row table:style-name="ro6">
          <table:table-cell table:formula="of:=[plan.A15]" office:value-type="string" office:string-value="Valencia Tomato">
            <text:p>Valencia Tomato</text:p>
          </table:table-cell>
          <table:table-cell office:value-type="string">
            <text:p>Tomato - Orange Slicer - Indeterminate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6">
            <text:p>76</text:p>
          </table:table-cell>
          <table:table-cell table:number-columns-repeated="10"/>
          <table:table-cell office:value-type="string">
            <text:p>Johnny's Selected Seeds</text:p>
          </table:table-cell>
          <table:table-cell office:value-type="string">
            <text:p>http://www.johnnyseeds.com/showproduct.aspx?ProductID=6995&amp;SEName=valencia-og</text:p>
          </table:table-cell>
          <table:table-cell table:number-columns-repeated="2"/>
        </table:table-row>
        <table:table-row table:style-name="ro6">
          <table:table-cell table:formula="of:=[plan.A16]" office:value-type="string" office:string-value="Italian Heirloom Tomato">
            <text:p>Italian Heirloom Tomato</text:p>
          </table:table-cell>
          <table:table-cell office:value-type="string">
            <text:p>Tomato - Slicer and Canning - Indeterminate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tomatoes-solanum-lycopersicum-/slicers-4-/italian-heirloom-new-for-2011-heirloom-/prod_168.html</text:p>
          </table:table-cell>
          <table:table-cell table:number-columns-repeated="2"/>
        </table:table-row>
        <table:table-row table:style-name="ro6">
          <table:table-cell table:formula="of:=[plan.A17]" office:value-type="string" office:string-value="BHN-624">
            <text:p>BHN-624</text:p>
          </table:table-cell>
          <table:table-cell office:value-type="string">
            <text:p>Tomato - Sweet 100 - Indeterminate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60">
            <text:p>60</text:p>
          </table:table-cell>
          <table:table-cell table:number-columns-repeated="11"/>
          <table:table-cell office:value-type="string">
            <text:p>http://www.johnnyseeds.com/showproduct.aspx?ProductID=7518&amp;SEName=bhn-624-f1</text:p>
          </table:table-cell>
          <table:table-cell table:number-columns-repeated="2"/>
        </table:table-row>
        <table:table-row table:style-name="ro4">
          <table:table-cell table:formula="of:=[plan.A18]" office:value-type="string" office:string-value="Yellow Pear Tomato">
            <text:p>Yellow Pear Tomato</text:p>
          </table:table-cell>
          <table:table-cell office:value-type="string">
            <text:p>Tomato - Yellow Cherry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full</text:p>
          </table:table-cell>
          <table:table-cell/>
          <table:table-cell office:value-type="string">
            <text:p>Territorial Seed</text:p>
          </table:table-cell>
          <table:table-cell office:value-type="string">
            <text:p>http://www.territorialseed.com/product/1153/cherry_tomato_seed</text:p>
          </table:table-cell>
          <table:table-cell table:number-columns-repeated="2"/>
        </table:table-row>
        <table:table-row table:style-name="ro4">
          <table:table-cell table:formula="of:=[plan.A19]" office:value-type="string" office:string-value="Zepplin Delicata Winter Squash">
            <text:p>Zepplin Delicata Winter Squash</text:p>
          </table:table-cell>
          <table:table-cell table:style-name="ce2" office:value-type="string">
            <text:p>Winter Squas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0">
            <text:p>90</text:p>
          </table:table-cell>
          <table:table-cell/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squash-cucurbita-sp-/winter-squash-3-/zeppelin-delicata/prod_41.html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>
            <text:p>buy</text:p>
          </table:table-cell>
          <table:table-cell table:number-columns-repeated="20"/>
        </table:table-row>
        <table:table-row table:style-name="ro2">
          <table:table-cell table:style-name="ce1" office:value-type="string">
            <text:p>butternut squash</text:p>
          </table:table-cell>
          <table:table-cell table:number-columns-repeated="20"/>
        </table:table-row>
        <table:table-row table:style-name="ro2">
          <table:table-cell table:style-name="ce1" office:value-type="string">
            <text:p>overwintering carrots</text:p>
          </table:table-cell>
          <table:table-cell table:number-columns-repeated="20"/>
        </table:table-row>
        <table:table-row table:style-name="ro2" table:number-rows-repeated="1048552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plan.A1:plan.AMH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11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15T20:47:53</meta:creation-date>
    <meta:generator>OpenOffice.org/3.1$Linux OpenOffice.org_project/310m19$Build-9420</meta:generator>
    <dc:date>2011-03-05T11:18:20</dc:date>
    <meta:editing-duration>PT04H15M15S</meta:editing-duration>
    <meta:editing-cycles>11</meta:editing-cycles>
    <meta:document-statistic meta:table-count="3" meta:cell-count="449" meta:object-count="0"/>
  </office:meta>
</office:document-meta>
</file>